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A50000007C7A04B8EB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gradient-step-count="0" draw:fill-hatch-solid="false" draw:fill-image-name="Bitmape_20_1" draw:opacity="5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draw:fill="bitmap" draw:fill-image-name="Bitmape_20_1" draw:opacity="50%" style:repeat="stretch" draw:shadow-opacity="50%" dr3d:depth="0.768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draw:fill="bitmap" draw:fill-image-name="Bitmape_20_1" style:repeat="stretch" dr3d:depth="0.768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svg:stroke-width="0.02cm" svg:stroke-color="#00ae00" draw:marker-start-width="0.34cm" draw:marker-end-width="0.34cm" draw:fill="none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4cm" svg:stroke-color="#ff0000" draw:marker-start="" draw:marker-start-width="0.37cm" draw:marker-start-center="false" draw:marker-end="" draw:marker-end-width="0.37cm" draw:marker-end-center="false" svg:stroke-opacity="100%" draw:stroke-linejoin="round" draw:fill="bitmap" draw:fill-color="#99ccff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solid" svg:stroke-width="0.04cm" svg:stroke-color="#ff0000" draw:marker-start-width="0.37cm" draw:marker-end-width="0.37cm" draw:fill="bitmap" draw:fill-image-name="Bitmape_20_1" style:repeat="stretch" dr3d:depth="0.768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0cm"/>
    </style:style>
    <style:style style:name="gr10" style:family="graphic" style:parent-style-name="standard">
      <style:graphic-properties draw:stroke="solid" svg:stroke-width="0.04cm" svg:stroke-color="#ff0000" draw:marker-start="" draw:marker-start-width="0.36cm" draw:marker-start-center="false" draw:marker-end="" draw:marker-end-width="0.36cm" draw:marker-end-center="false" svg:stroke-opacity="100%" draw:stroke-linejoin="round" draw:fill="bitmap" draw:fill-color="#99ccff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solid" svg:stroke-width="0.04cm" svg:stroke-color="#ff0000" draw:marker-start-width="0.36cm" draw:marker-end-width="0.36cm" draw:fill="bitmap" draw:fill-image-name="Bitmape_20_1" style:repeat="stretch" dr3d:depth="0.768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3.921cm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none" svg:stroke-width="0cm" draw:fill="solid" draw:fill-color="#cccccc" draw:shadow="hidden" dr3d:depth="0.202cm" dr3d:close-front="true" dr3d:close-back="true" dr3d:texture-generation-mode-x="parallel" dr3d:texture-generation-mode-y="parallel"/>
    </style:style>
    <style:style style:name="gr16" style:family="graphic" style:parent-style-name="standard">
      <style:graphic-properties svg:stroke-width="0.05cm" svg:stroke-color="#00ae00" draw:marker-start-width="0.38cm" draw:marker-end="Arrow" draw:marker-end-width="0.23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.19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f0000" fo:font-size="12pt" style:font-size-asian="12pt" style:font-size-complex="12pt"/>
    </style:style>
    <style:style style:name="P4" style:family="paragraph">
      <style:text-properties fo:color="#008000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ff0000" style:text-position="sub 58%" fo:font-size="12pt" style:font-size-asian="12pt" style:font-weight-asian="normal" style:font-size-complex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008000" style:text-position="sub 58%" fo:font-size="12pt" style:font-size-asian="12pt" style:font-weight-asian="normal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3d:scene draw:style-name="gr1" svg:width="2.318cm" svg:height="2.412cm" svg:x="1.395cm" svg:y="2.275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3000 -5773 3682 2773" svg:d="m3000-5773v2773h3682v-2773z"/>
        </dr3d:scene>
        <dr3d:scene draw:style-name="gr1" svg:width="2.318cm" svg:height="2.411cm" svg:x="1.832cm" svg:y="2.45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3000 -5773 3682 2773" svg:d="m3000-5773v2773h3682v-2773z"/>
        </dr3d:scene>
        <dr3d:scene draw:style-name="gr3" svg:width="2.317cm" svg:height="2.411cm" svg:x="2.357cm" svg:y="2.536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3000 -5773 3682 2773" svg:d="m3000-5773v2773h3682v-2773z"/>
        </dr3d:scene>
        <draw:polygon draw:style-name="gr5" draw:text-style-name="P1" draw:layer="layout" svg:width="1.103cm" svg:height="1.363cm" svg:x="3.263cm" svg:y="3.062cm" svg:viewBox="0 0 1104 1364" draw:points="1078,1016 0,1364 0,80 1104,0">
          <text:p/>
        </draw:polygon>
        <dr3d:scene draw:style-name="gr3" svg:width="2.318cm" svg:height="2.412cm" svg:x="3.769cm" svg:y="2.898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3000 -5773 3682 2773" svg:d="m3000-5773v2773h3682v-2773z"/>
        </dr3d:scene>
        <draw:polygon draw:style-name="gr5" draw:text-style-name="P1" draw:layer="layout" svg:width="1.103cm" svg:height="1.363cm" svg:x="4.674cm" svg:y="3.334cm" svg:viewBox="0 0 1104 1364" draw:points="1078,1016 0,1364 0,80 1104,0">
          <text:p/>
        </draw:polygon>
        <dr3d:scene draw:style-name="gr6" svg:width="2.359cm" svg:height="2.456cm" svg:x="5.485cm" svg:y="3.245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3000 -5773 3682 2773" svg:d="m3000-5773v2773h3682v-2773z"/>
        </dr3d:scene>
        <draw:frame draw:style-name="gr8" draw:text-style-name="P3" draw:layer="layout" svg:width="3.263cm" svg:height="1.077cm" svg:x="5.628cm" svg:y="5.659cm">
          <draw:text-box>
            <text:p text:style-name="P2"><text:span text:style-name="T1">f</text:span><text:span text:style-name="T2">t-2</text:span></text:p>
          </draw:text-box>
        </draw:frame>
        <dr3d:scene draw:style-name="gr3" svg:width="2.316cm" svg:height="2.414cm" svg:x="7.139cm" svg:y="3.75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3000 -5773 3682 2773" svg:d="m3000-5773v2773h3682v-2773z"/>
        </dr3d:scene>
        <draw:frame draw:style-name="gr9" draw:text-style-name="P4" draw:layer="layout" svg:width="0.982cm" svg:height="0.864cm" svg:x="2.365cm" svg:y="4.947cm">
          <draw:text-box>
            <text:p text:style-name="P2"><text:span text:style-name="T3">f</text:span><text:span text:style-name="T4">t-4</text:span></text:p>
          </draw:text-box>
        </draw:frame>
        <draw:polygon draw:style-name="gr5" draw:text-style-name="P1" xml:id="id1" draw:id="id1" draw:layer="layout" svg:width="1.103cm" svg:height="1.363cm" svg:x="7.958cm" svg:y="4.221cm" svg:viewBox="0 0 1104 1364" draw:points="1078,1016 0,1364 0,80 1104,0">
          <text:p/>
        </draw:polygon>
        <dr3d:scene draw:style-name="gr10" svg:width="2.359cm" svg:height="2.451cm" svg:x="8.922cm" svg:y="4.299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3000 -5773 3682 2773" svg:d="m3000-5773v2773h3682v-2773z"/>
        </dr3d:scene>
        <draw:custom-shape draw:style-name="gr12" draw:text-style-name="P1" draw:layer="layout" svg:width="0.311cm" svg:height="4.369cm" draw:transform="skewX (-0.00226892802759218) rotate (1.28578405994398) translate (5.562cm 2.70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3d:scene draw:style-name="gr10" svg:width="2.359cm" svg:height="2.451cm" svg:x="8.922cm" svg:y="4.301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3000 -5773 3682 2773" svg:d="m3000-5773v2773h3682v-2773z"/>
        </dr3d:scene>
        <dr3d:scene draw:style-name="gr10" svg:width="2.359cm" svg:height="2.45cm" svg:x="13.978cm" svg:y="4.303cm" dr3d:transform="matrix (0.774796565952215 0.155941904135012 -0.612676426773058 0.0187952035692654 0.962991747065831 0.268874757844415 0.631931184316336 -0.219838617212374 0.743191738833733 -3.63364140060942cm 4.14577801645691cm 4.15769844431494cm)" dr3d:vrp="(0 0 11290.8571428571)" dr3d:vpn="(0 0 10522.8571428571)" dr3d:projection="perspective" dr3d:distance="0.7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3000 -5773 3682 2773" svg:d="m3000-5773v2773h3682v-2773z"/>
        </dr3d:scene>
        <draw:frame draw:style-name="gr13" draw:text-style-name="P5" draw:layer="layout" svg:width="5.243cm" svg:height="1.199cm" svg:x="7.064cm" svg:y="1.427cm">
          <draw:text-box>
            <text:p text:style-name="P5"><text:span text:style-name="T5">Buffer de 3 </text:span></text:p>
            <text:p text:style-name="P5"><text:span text:style-name="T5">transformaciones previas</text:span></text:p>
          </draw:text-box>
        </draw:frame>
        <draw:polygon draw:style-name="gr5" draw:text-style-name="P1" xml:id="id2" draw:id="id2" draw:layer="layout" svg:width="1.103cm" svg:height="1.363cm" svg:x="14.84cm" svg:y="4.773cm" svg:viewBox="0 0 1104 1364" draw:points="1078,1016 0,1364 0,80 1104,0">
          <text:p/>
        </draw:polygon>
        <dr3d:scene draw:style-name="gr14" svg:width="1.885cm" svg:height="1.041cm" svg:x="11.743cm" svg:y="4.81cm" dr3d:transform="matrix (1 0 0 0 0.939692620785931 0.342020143325607 0 -0.342020143325607 0.939692620785931 -8.9845cm 3.67538309371098cm 1.23024809061568cm)" dr3d:vrp="(0 0 3153.42857142857)" dr3d:vpn="(0 0 2951.42857142857)" dr3d:projection="perspective" dr3d:distance="0.2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5" draw:layer="layout" svg:viewBox="8468 -4193 1033 637" svg:d="m8468-3715h774v159l259-318-259-319v160h-774zm0 477zm1033-637z"/>
        </dr3d:scene>
        <draw:connector draw:style-name="gr16" draw:text-style-name="P1" draw:layer="layout" draw:type="curve" draw:line-skew="-0.427cm" svg:x1="8.51cm" svg:y1="4.221cm" svg:x2="15.392cm" svg:y2="4.773cm" draw:start-shape="id1" draw:end-shape="id2" draw:end-glue-point="0" svg:d="m8510 4221c0-1405 6882-1681 6882 552">
          <text:p/>
        </draw:connector>
        <draw:frame draw:style-name="gr17" draw:text-style-name="P5" draw:layer="layout" svg:width="5.147cm" svg:height="1.447cm" svg:x="12.583cm" svg:y="6.91cm">
          <draw:text-box>
            <text:p text:style-name="P5"><text:span text:style-name="T5">Restauración de la transformación</text:span></text:p>
          </draw:text-box>
        </draw:frame>
        <draw:frame draw:style-name="gr9" draw:text-style-name="P4" draw:layer="layout" svg:width="0.982cm" svg:height="0.864cm" svg:x="4.07cm" svg:y="5.31cm">
          <draw:text-box>
            <text:p text:style-name="P2"><text:span text:style-name="T3">f</text:span><text:span text:style-name="T4">t-3</text:span></text:p>
          </draw:text-box>
        </draw:frame>
        <draw:frame draw:style-name="gr9" draw:text-style-name="P4" draw:layer="layout" svg:width="0.982cm" svg:height="0.864cm" svg:x="7.139cm" svg:y="6.164cm">
          <draw:text-box>
            <text:p text:style-name="P2"><text:span text:style-name="T3">f</text:span><text:span text:style-name="T4">t-1</text:span></text:p>
          </draw:text-box>
        </draw:frame>
        <draw:frame draw:style-name="gr8" draw:text-style-name="P3" draw:layer="layout" svg:width="3.263cm" svg:height="1.077cm" svg:x="8.891cm" svg:y="6.752cm">
          <draw:text-box>
            <text:p text:style-name="P2"><text:span text:style-name="T1">f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0A50000007C7A04B8E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1cm" fo:page-height="10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ian </meta:initial-creator>
    <meta:creation-date>2012-10-13T12:17:55</meta:creation-date>
    <dc:date>2012-10-13T15:06:29</dc:date>
    <dc:creator>christian </dc:creator>
    <meta:editing-duration>PT1H8M15S</meta:editing-duration>
    <meta:editing-cycles>4</meta:editing-cycles>
    <meta:generator>LibreOffice/3.3$Unix LibreOffice_project/330m19$Build-401</meta:generator>
    <meta:document-statistic meta:object-count="33"/>
  </office:meta>
</office:document-meta>
</file>